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3.svm" manifest:media-type=""/>
  <manifest:file-entry manifest:full-path="Pictures/TablePreview18.svm" manifest:media-type=""/>
  <manifest:file-entry manifest:full-path="Pictures/TablePreview27.svm" manifest:media-type=""/>
  <manifest:file-entry manifest:full-path="Pictures/TablePreview36.svm" manifest:media-type=""/>
  <manifest:file-entry manifest:full-path="Pictures/TablePreview45.svm" manifest:media-type=""/>
  <manifest:file-entry manifest:full-path="Pictures/TablePreview2.svm" manifest:media-type=""/>
  <manifest:file-entry manifest:full-path="Pictures/TablePreview29.svm" manifest:media-type=""/>
  <manifest:file-entry manifest:full-path="Pictures/TablePreview38.svm" manifest:media-type=""/>
  <manifest:file-entry manifest:full-path="Pictures/TablePreview47.svm" manifest:media-type=""/>
  <manifest:file-entry manifest:full-path="Pictures/TablePreview4.svm" manifest:media-type=""/>
  <manifest:file-entry manifest:full-path="Pictures/TablePreview49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20.svm" manifest:media-type=""/>
  <manifest:file-entry manifest:full-path="Pictures/TablePreview13.svm" manifest:media-type=""/>
  <manifest:file-entry manifest:full-path="Pictures/TablePreview22.svm" manifest:media-type=""/>
  <manifest:file-entry manifest:full-path="Pictures/TablePreview31.svm" manifest:media-type=""/>
  <manifest:file-entry manifest:full-path="Pictures/TablePreview40.svm" manifest:media-type=""/>
  <manifest:file-entry manifest:full-path="Pictures/TablePreview15.svm" manifest:media-type=""/>
  <manifest:file-entry manifest:full-path="Pictures/TablePreview24.svm" manifest:media-type=""/>
  <manifest:file-entry manifest:full-path="Pictures/TablePreview33.svm" manifest:media-type=""/>
  <manifest:file-entry manifest:full-path="Pictures/TablePreview42.svm" manifest:media-type=""/>
  <manifest:file-entry manifest:full-path="Pictures/TablePreview17.svm" manifest:media-type=""/>
  <manifest:file-entry manifest:full-path="Pictures/TablePreview51.svm" manifest:media-type=""/>
  <manifest:file-entry manifest:full-path="Pictures/TablePreview26.svm" manifest:media-type=""/>
  <manifest:file-entry manifest:full-path="Pictures/TablePreview35.svm" manifest:media-type=""/>
  <manifest:file-entry manifest:full-path="Pictures/TablePreview44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8.svm" manifest:media-type=""/>
  <manifest:file-entry manifest:full-path="Pictures/TablePreview37.svm" manifest:media-type=""/>
  <manifest:file-entry manifest:full-path="Pictures/TablePreview46.svm" manifest:media-type=""/>
  <manifest:file-entry manifest:full-path="Pictures/TablePreview3.svm" manifest:media-type=""/>
  <manifest:file-entry manifest:full-path="Pictures/TablePreview39.svm" manifest:media-type=""/>
  <manifest:file-entry manifest:full-path="Pictures/TablePreview48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2.svm" manifest:media-type=""/>
  <manifest:file-entry manifest:full-path="Pictures/TablePreview21.svm" manifest:media-type=""/>
  <manifest:file-entry manifest:full-path="Pictures/TablePreview30.svm" manifest:media-type=""/>
  <manifest:file-entry manifest:full-path="Pictures/TablePreview14.svm" manifest:media-type=""/>
  <manifest:file-entry manifest:full-path="Pictures/TablePreview23.svm" manifest:media-type=""/>
  <manifest:file-entry manifest:full-path="Pictures/TablePreview32.svm" manifest:media-type=""/>
  <manifest:file-entry manifest:full-path="Pictures/TablePreview41.svm" manifest:media-type=""/>
  <manifest:file-entry manifest:full-path="Pictures/TablePreview16.svm" manifest:media-type=""/>
  <manifest:file-entry manifest:full-path="Pictures/TablePreview50.svm" manifest:media-type=""/>
  <manifest:file-entry manifest:full-path="Pictures/TablePreview25.svm" manifest:media-type=""/>
  <manifest:file-entry manifest:full-path="Pictures/TablePreview3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1.897cm" style:use-optimal-column-width="false"/>
    </style:style>
    <style:style style:name="co2" style:family="table-column">
      <style:table-column-properties style:column-width="2.184cm" style:use-optimal-column-width="false"/>
    </style:style>
    <style:style style:name="co3" style:family="table-column">
      <style:table-column-properties style:column-width="4.53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43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color="#4c4c4c"/>
    </style:style>
    <style:style style:name="P5" style:family="paragraph">
      <style:text-properties fo:color="#4c4c4c" fo:font-size="18pt"/>
    </style:style>
    <style:style style:name="P6" style:family="paragraph">
      <style:text-properties fo:color="#666666" fo:font-size="18pt"/>
    </style:style>
    <style:style style:name="P7" style:family="paragraph">
      <style:text-properties fo:color="#999999" fo:font-size="18pt"/>
    </style:style>
    <style:style style:name="P8" style:family="paragraph">
      <style:text-properties fo:color="#b3b3b3" fo:font-size="18pt"/>
    </style:style>
    <style:style style:name="P9" style:family="paragraph">
      <style:text-properties fo:color="#cccccc" fo:font-size="18pt"/>
    </style:style>
    <style:style style:name="P10" style:family="paragraph">
      <style:text-properties fo:color="#e6e6e6" fo:font-size="18pt"/>
    </style:style>
    <style:style style:name="P11" style:family="paragraph">
      <style:text-properties fo:color="#ffffff" fo:font-size="12pt" style:font-size-asian="12pt" style:font-size-complex="12pt"/>
    </style:style>
    <style:style style:name="P12" style:family="paragraph">
      <style:text-properties fo:color="#e6e6e6" fo:font-size="12pt" style:font-size-asian="12pt" style:font-size-complex="12pt"/>
    </style:style>
    <style:style style:name="P13" style:family="paragraph">
      <style:text-properties fo:color="#cccccc" fo:font-size="12pt" style:font-size-asian="12pt" style:font-size-complex="12pt"/>
    </style:style>
    <style:style style:name="P14" style:family="paragraph">
      <style:text-properties fo:color="#b3b3b3" fo:font-size="12pt" style:font-size-asian="12pt" style:font-size-complex="12pt"/>
    </style:style>
    <style:style style:name="P15" style:family="paragraph">
      <style:text-properties fo:color="#999999" fo:font-size="12pt" style:font-size-asian="12pt" style:font-size-complex="12pt"/>
    </style:style>
    <style:style style:name="P16" style:family="paragraph">
      <style:text-properties fo:color="#666666" fo:font-size="12pt" style:font-size-asian="12pt" style:font-size-complex="12pt"/>
    </style:style>
    <style:style style:name="P17" style:family="paragraph">
      <style:text-properties fo:color="#4c4c4c" fo:font-size="12pt" style:font-size-asian="12pt" style:font-size-complex="12pt"/>
    </style:style>
    <style:style style:name="P18" style:family="paragraph">
      <style:text-properties fo:color="#000000" fo:font-size="12pt" style:font-size-asian="12pt" style:font-size-complex="12pt"/>
    </style:style>
    <style:style style:name="T1" style:family="text">
      <style:text-properties fo:color="#4c4c4c"/>
    </style:style>
    <style:style style:name="T2" style:family="text">
      <style:text-properties fo:color="#666666"/>
    </style:style>
    <style:style style:name="T3" style:family="text">
      <style:text-properties fo:color="#999999"/>
    </style:style>
    <style:style style:name="T4" style:family="text">
      <style:text-properties fo:color="#b3b3b3"/>
    </style:style>
    <style:style style:name="T5" style:family="text">
      <style:text-properties fo:color="#cccccc"/>
    </style:style>
    <style:style style:name="T6" style:family="text">
      <style:text-properties fo:color="#e6e6e6"/>
    </style:style>
    <style:style style:name="T7" style:family="text">
      <style:text-properties fo:color="#ffffff" fo:font-size="12pt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e6e6e6" fo:font-size="12pt" style:font-size-asian="12pt" style:font-size-complex="12pt"/>
    </style:style>
    <style:style style:name="T10" style:family="text">
      <style:text-properties fo:color="#cccccc" fo:font-size="12pt" style:font-size-asian="12pt" style:font-size-complex="12pt"/>
    </style:style>
    <style:style style:name="T11" style:family="text">
      <style:text-properties fo:color="#b3b3b3" fo:font-size="12pt" style:font-size-asian="12pt" style:font-size-complex="12pt"/>
    </style:style>
    <style:style style:name="T12" style:family="text">
      <style:text-properties fo:color="#999999" fo:font-size="12pt" style:font-size-asian="12pt" style:font-size-complex="12pt"/>
    </style:style>
    <style:style style:name="T13" style:family="text">
      <style:text-properties fo:color="#666666" fo:font-size="12pt" style:font-size-asian="12pt" style:font-size-complex="12pt"/>
    </style:style>
    <style:style style:name="T14" style:family="text">
      <style:text-properties fo:color="#4c4c4c" fo:font-size="12pt" style:font-size-asian="12pt" style:font-size-complex="12pt"/>
    </style:style>
    <style:style style:name="T15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6cm" svg:height="0.962cm" svg:x="9.7cm" svg:y="2.8cm">
          <draw:text-box>
            <text:p>Hash function</text:p>
          </draw:text-box>
        </draw:frame>
        <draw:frame draw:style-name="gr3" draw:layer="layout" svg:width="2.2cm" svg:height="1.673cm" svg:x="2.8cm" svg:y="5cm">
          <draw:text-box>
            <text:p>Dog</text:p>
            <text:p/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Ad.</text:p>
              </table:table-cell>
              <table:table-cell>
                <text:p>Keys</text:p>
              </table:table-cell>
              <table:table-cell>
                <text:p>Value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gr3" draw:text-style-name="P2" draw:layer="layout" svg:width="2.2cm" svg:height="1.673cm" svg:x="3.3cm" svg:y="5cm">
          <draw:text-box>
            <text:p text:style-name="P2">Dog</text:p>
            <text:p text:style-name="P2"/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gr3" draw:text-style-name="P2" draw:layer="layout" svg:width="2.2cm" svg:height="1.673cm" svg:x="3.8cm" svg:y="5cm">
          <draw:text-box>
            <text:p text:style-name="P2">Dog</text:p>
            <text:p text:style-name="P2"/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gr3" draw:text-style-name="P2" draw:layer="layout" svg:width="2.2cm" svg:height="1.673cm" svg:x="4.3cm" svg:y="5cm">
          <draw:text-box>
            <text:p text:style-name="P2">Dog</text:p>
            <text:p text:style-name="P2"/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gr3" draw:text-style-name="P2" draw:layer="layout" svg:width="2.2cm" svg:height="1.673cm" svg:x="4.8cm" svg:y="5cm">
          <draw:text-box>
            <text:p text:style-name="P2">Dog</text:p>
            <text:p text:style-name="P2"/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gr3" draw:text-style-name="P2" draw:layer="layout" svg:width="2.2cm" svg:height="1.673cm" svg:x="5.3cm" svg:y="5cm">
          <draw:text-box>
            <text:p text:style-name="P2">Dog</text:p>
            <text:p text:style-name="P2"/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gr3" draw:text-style-name="P2" draw:layer="layout" svg:width="2.2cm" svg:height="1.673cm" svg:x="5.8cm" svg:y="5cm">
          <draw:text-box>
            <text:p text:style-name="P2">Dog</text:p>
            <text:p text:style-name="P2"/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gr3" draw:text-style-name="P2" draw:layer="layout" svg:width="2.2cm" svg:height="1.673cm" svg:x="6.3cm" svg:y="5cm">
          <draw:text-box>
            <text:p text:style-name="P2">Dog</text:p>
            <text:p text:style-name="P2"/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gr3" draw:text-style-name="P2" draw:layer="layout" svg:width="2.2cm" svg:height="1.673cm" svg:x="6.8cm" svg:y="5cm">
          <draw:text-box>
            <text:p text:style-name="P2">Dog</text:p>
            <text:p text:style-name="P2"/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gr3" draw:text-style-name="P2" draw:layer="layout" svg:width="2.2cm" svg:height="1.673cm" svg:x="7.3cm" svg:y="5cm">
          <draw:text-box>
            <text:p text:style-name="P2">Dog</text:p>
            <text:p text:style-name="P2"/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gr3" draw:text-style-name="P2" draw:layer="layout" svg:width="2.2cm" svg:height="1.673cm" svg:x="7.8cm" svg:y="5cm">
          <draw:text-box>
            <text:p text:style-name="P2">Dog</text:p>
            <text:p text:style-name="P2"/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gr3" draw:text-style-name="P2" draw:layer="layout" svg:width="2.2cm" svg:height="1.673cm" svg:x="8.3cm" svg:y="5cm">
          <draw:text-box>
            <text:p text:style-name="P2">Dog</text:p>
            <text:p text:style-name="P2"/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gr3" draw:text-style-name="P2" draw:layer="layout" svg:width="2.2cm" svg:height="1.673cm" svg:x="8.8cm" svg:y="5cm">
          <draw:text-box>
            <text:p text:style-name="P2">Dog</text:p>
            <text:p text:style-name="P2"/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gr3" draw:text-style-name="P2" draw:layer="layout" svg:width="2.2cm" svg:height="1.673cm" svg:x="9.3cm" svg:y="5cm">
          <draw:text-box>
            <text:p text:style-name="P2">Dog</text:p>
            <text:p text:style-name="P2"/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gr3" draw:text-style-name="P2" draw:layer="layout" svg:width="2.2cm" svg:height="1.673cm" svg:x="9.8cm" svg:y="5cm">
          <draw:text-box>
            <text:p text:style-name="P2">Dog</text:p>
            <text:p text:style-name="P2"/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gr3" draw:text-style-name="P2" draw:layer="layout" svg:width="2.2cm" svg:height="1.673cm" svg:x="10.3cm" svg:y="5cm">
          <draw:text-box>
            <text:p text:style-name="P2">Dog</text:p>
            <text:p text:style-name="P2"/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gr3" draw:text-style-name="P2" draw:layer="layout" svg:width="2.2cm" svg:height="1.673cm" svg:x="10.8cm" svg:y="5cm">
          <draw:text-box>
            <text:p text:style-name="P2">Dog</text:p>
            <text:p text:style-name="P2"/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gr3" draw:text-style-name="P2" draw:layer="layout" svg:width="2.2cm" svg:height="1.673cm" svg:x="11.3cm" svg:y="5cm">
          <draw:text-box>
            <text:p text:style-name="P2">Dog</text:p>
            <text:p text:style-name="P2"/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gr3" draw:text-style-name="P2" draw:layer="layout" svg:width="2.2cm" svg:height="1.673cm" svg:x="11.1cm" svg:y="5cm">
          <draw:text-box>
            <text:p text:style-name="P2">D o g</text:p>
            <text:p text:style-name="P2"/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frame draw:style-name="gr2" draw:text-style-name="P2" draw:layer="layout" svg:width="1.2cm" svg:height="0.962cm" svg:x="10.9cm" svg:y="5.2cm">
          <draw:text-box>
            <text:p text:style-name="P2">D</text:p>
          </draw:text-box>
        </draw:frame>
        <draw:frame draw:style-name="gr5" draw:text-style-name="P2" draw:layer="layout" svg:width="1cm" svg:height="0.962cm" svg:x="11.8cm" svg:y="5.2cm">
          <draw:text-box>
            <text:p text:style-name="P2">o</text:p>
          </draw:text-box>
        </draw:frame>
        <draw:frame draw:style-name="gr2" draw:text-style-name="P2" draw:layer="layout" svg:width="0.8cm" svg:height="0.962cm" svg:x="12.6cm" svg:y="5.138cm">
          <draw:text-box>
            <text:p text:style-name="P2">g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frame draw:style-name="gr2" draw:layer="layout" svg:width="1.2cm" svg:height="0.962cm" svg:x="10.7cm" svg:y="5.4cm">
          <draw:text-box>
            <text:p>D</text:p>
          </draw:text-box>
        </draw:frame>
        <draw:frame draw:style-name="gr5" draw:layer="layout" svg:width="1cm" svg:height="0.962cm" svg:x="11.8cm" svg:y="5.4cm">
          <draw:text-box>
            <text:p>o</text:p>
          </draw:text-box>
        </draw:frame>
        <draw:frame draw:style-name="gr2" draw:layer="layout" svg:width="0.8cm" svg:height="0.962cm" svg:x="12.8cm" svg:y="5.338cm">
          <draw:text-box>
            <text:p>g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draw:frame draw:style-name="gr2" draw:text-style-name="P2" draw:layer="layout" svg:width="1.2cm" svg:height="0.962cm" svg:x="10.5cm" svg:y="5.6cm">
          <draw:text-box>
            <text:p text:style-name="P2">D</text:p>
          </draw:text-box>
        </draw:frame>
        <draw:frame draw:style-name="gr5" draw:text-style-name="P2" draw:layer="layout" svg:width="1cm" svg:height="0.962cm" svg:x="11.8cm" svg:y="5.6cm">
          <draw:text-box>
            <text:p text:style-name="P2">o</text:p>
          </draw:text-box>
        </draw:frame>
        <draw:frame draw:style-name="gr2" draw:text-style-name="P2" draw:layer="layout" svg:width="0.8cm" svg:height="0.962cm" svg:x="13cm" svg:y="5.538cm">
          <draw:text-box>
            <text:p text:style-name="P2">g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draw:frame draw:style-name="gr2" draw:text-style-name="P2" draw:layer="layout" svg:width="1.2cm" svg:height="0.962cm" svg:x="10.5cm" svg:y="5.8cm">
          <draw:text-box>
            <text:p text:style-name="P2">D</text:p>
          </draw:text-box>
        </draw:frame>
        <draw:frame draw:style-name="gr5" draw:text-style-name="P2" draw:layer="layout" svg:width="1cm" svg:height="0.962cm" svg:x="11.8cm" svg:y="5.8cm">
          <draw:text-box>
            <text:p text:style-name="P2">o</text:p>
          </draw:text-box>
        </draw:frame>
        <draw:frame draw:style-name="gr2" draw:text-style-name="P2" draw:layer="layout" svg:width="0.8cm" svg:height="0.962cm" svg:x="13cm" svg:y="5.738cm">
          <draw:text-box>
            <text:p text:style-name="P2">g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draw:frame draw:style-name="gr2" draw:text-style-name="P5" draw:layer="layout" svg:width="1.2cm" svg:height="0.962cm" svg:x="10.5cm" svg:y="5.8cm">
          <draw:text-box>
            <text:p text:style-name="P4"><text:span text:style-name="T1">D</text:span></text:p>
          </draw:text-box>
        </draw:frame>
        <draw:frame draw:style-name="gr5" draw:text-style-name="P5" draw:layer="layout" svg:width="1cm" svg:height="0.962cm" svg:x="11.8cm" svg:y="5.8cm">
          <draw:text-box>
            <text:p text:style-name="P5"><text:span text:style-name="T1">o</text:span></text:p>
          </draw:text-box>
        </draw:frame>
        <draw:frame draw:style-name="gr2" draw:text-style-name="P5" draw:layer="layout" svg:width="0.8cm" svg:height="0.962cm" svg:x="13cm" svg:y="5.738cm">
          <draw:text-box>
            <text:p text:style-name="P5"><text:span text:style-name="T1">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draw:frame draw:style-name="gr2" draw:text-style-name="P6" draw:layer="layout" svg:width="1.2cm" svg:height="0.962cm" svg:x="10.5cm" svg:y="5.8cm">
          <draw:text-box>
            <text:p text:style-name="P6"><text:span text:style-name="T2">D</text:span></text:p>
          </draw:text-box>
        </draw:frame>
        <draw:frame draw:style-name="gr5" draw:text-style-name="P6" draw:layer="layout" svg:width="1cm" svg:height="0.962cm" svg:x="11.8cm" svg:y="5.8cm">
          <draw:text-box>
            <text:p text:style-name="P6"><text:span text:style-name="T2">o</text:span></text:p>
          </draw:text-box>
        </draw:frame>
        <draw:frame draw:style-name="gr2" draw:text-style-name="P6" draw:layer="layout" svg:width="0.8cm" svg:height="0.962cm" svg:x="13cm" svg:y="5.738cm">
          <draw:text-box>
            <text:p text:style-name="P6"><text:span text:style-name="T2">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draw:frame draw:style-name="gr2" draw:text-style-name="P7" draw:layer="layout" svg:width="1.2cm" svg:height="0.962cm" svg:x="10.5cm" svg:y="5.8cm">
          <draw:text-box>
            <text:p text:style-name="P7"><text:span text:style-name="T3">D</text:span></text:p>
          </draw:text-box>
        </draw:frame>
        <draw:frame draw:style-name="gr5" draw:text-style-name="P7" draw:layer="layout" svg:width="1cm" svg:height="0.962cm" svg:x="11.8cm" svg:y="5.8cm">
          <draw:text-box>
            <text:p text:style-name="P7"><text:span text:style-name="T3">o</text:span></text:p>
          </draw:text-box>
        </draw:frame>
        <draw:frame draw:style-name="gr2" draw:text-style-name="P7" draw:layer="layout" svg:width="0.8cm" svg:height="0.962cm" svg:x="13cm" svg:y="5.738cm">
          <draw:text-box>
            <text:p text:style-name="P7"><text:span text:style-name="T3">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draw:frame draw:style-name="gr2" draw:text-style-name="P8" draw:layer="layout" svg:width="1.2cm" svg:height="0.962cm" svg:x="10.5cm" svg:y="5.8cm">
          <draw:text-box>
            <text:p text:style-name="P8"><text:span text:style-name="T4">D</text:span></text:p>
          </draw:text-box>
        </draw:frame>
        <draw:frame draw:style-name="gr5" draw:text-style-name="P8" draw:layer="layout" svg:width="1cm" svg:height="0.962cm" svg:x="11.8cm" svg:y="5.8cm">
          <draw:text-box>
            <text:p text:style-name="P8"><text:span text:style-name="T4">o</text:span></text:p>
          </draw:text-box>
        </draw:frame>
        <draw:frame draw:style-name="gr2" draw:text-style-name="P8" draw:layer="layout" svg:width="0.8cm" svg:height="0.962cm" svg:x="13cm" svg:y="5.738cm">
          <draw:text-box>
            <text:p text:style-name="P8"><text:span text:style-name="T4">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frame draw:style-name="gr2" draw:text-style-name="P9" draw:layer="layout" svg:width="1.2cm" svg:height="0.962cm" svg:x="10.5cm" svg:y="5.8cm">
          <draw:text-box>
            <text:p text:style-name="P9"><text:span text:style-name="T5">D</text:span></text:p>
          </draw:text-box>
        </draw:frame>
        <draw:frame draw:style-name="gr5" draw:text-style-name="P9" draw:layer="layout" svg:width="1cm" svg:height="0.962cm" svg:x="11.8cm" svg:y="5.8cm">
          <draw:text-box>
            <text:p text:style-name="P9"><text:span text:style-name="T5">o</text:span></text:p>
          </draw:text-box>
        </draw:frame>
        <draw:frame draw:style-name="gr2" draw:text-style-name="P9" draw:layer="layout" svg:width="0.8cm" svg:height="0.962cm" svg:x="13cm" svg:y="5.738cm">
          <draw:text-box>
            <text:p text:style-name="P9"><text:span text:style-name="T5">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29.svm" xlink:type="simple" xlink:show="embed" xlink:actuate="onLoad"/>
        </draw:frame>
        <draw:frame draw:style-name="gr2" draw:text-style-name="P10" draw:layer="layout" svg:width="1.2cm" svg:height="0.962cm" svg:x="10.5cm" svg:y="5.8cm">
          <draw:text-box>
            <text:p text:style-name="P10"><text:span text:style-name="T6">D</text:span></text:p>
          </draw:text-box>
        </draw:frame>
        <draw:frame draw:style-name="gr5" draw:text-style-name="P10" draw:layer="layout" svg:width="1cm" svg:height="0.962cm" svg:x="11.8cm" svg:y="5.8cm">
          <draw:text-box>
            <text:p text:style-name="P10"><text:span text:style-name="T6">o</text:span></text:p>
          </draw:text-box>
        </draw:frame>
        <draw:frame draw:style-name="gr2" draw:text-style-name="P10" draw:layer="layout" svg:width="0.8cm" svg:height="0.962cm" svg:x="13cm" svg:y="5.738cm">
          <draw:text-box>
            <text:p text:style-name="P10"><text:span text:style-name="T6">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30.svm" xlink:type="simple" xlink:show="embed" xlink:actuate="onLoad"/>
        </draw:frame>
        <draw:frame draw:style-name="gr2" draw:text-style-name="P11" draw:layer="layout" svg:width="1.505cm" svg:height="0.725cm" svg:x="10cm" svg:y="5.8cm">
          <draw:text-box>
            <text:p text:style-name="P11"><text:span text:style-name="T7">100</text:span></text:p>
          </draw:text-box>
        </draw:frame>
        <draw:frame draw:style-name="gr2" draw:text-style-name="P11" draw:layer="layout" svg:width="1.505cm" svg:height="0.725cm" svg:x="11.295cm" svg:y="5.8cm">
          <draw:text-box>
            <text:p text:style-name="P11"><text:span text:style-name="T8">100</text:span></text:p>
          </draw:text-box>
        </draw:frame>
        <draw:frame draw:style-name="gr2" draw:text-style-name="P11" draw:layer="layout" svg:width="1.505cm" svg:height="0.725cm" svg:x="12.601cm" svg:y="5.801cm">
          <draw:text-box>
            <text:p text:style-name="P11"><text:span text:style-name="T7">10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31.svm" xlink:type="simple" xlink:show="embed" xlink:actuate="onLoad"/>
        </draw:frame>
        <draw:frame draw:style-name="gr2" draw:text-style-name="P12" draw:layer="layout" svg:width="1.505cm" svg:height="0.725cm" svg:x="10cm" svg:y="5.8cm">
          <draw:text-box>
            <text:p text:style-name="P12"><text:span text:style-name="T9">100</text:span></text:p>
          </draw:text-box>
        </draw:frame>
        <draw:frame draw:style-name="gr2" draw:text-style-name="P12" draw:layer="layout" svg:width="1.505cm" svg:height="0.725cm" svg:x="11.295cm" svg:y="5.8cm">
          <draw:text-box>
            <text:p text:style-name="P12"><text:span text:style-name="T9">111</text:span></text:p>
          </draw:text-box>
        </draw:frame>
        <draw:frame draw:style-name="gr2" draw:text-style-name="P12" draw:layer="layout" svg:width="1.505cm" svg:height="0.725cm" svg:x="12.601cm" svg:y="5.801cm">
          <draw:text-box>
            <text:p text:style-name="P12"><text:span text:style-name="T9">10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32.svm" xlink:type="simple" xlink:show="embed" xlink:actuate="onLoad"/>
        </draw:frame>
        <draw:frame draw:style-name="gr2" draw:text-style-name="P13" draw:layer="layout" svg:width="1.8cm" svg:height="0.725cm" svg:x="10cm" svg:y="5.8cm">
          <draw:text-box>
            <text:p text:style-name="P13"><text:span text:style-name="T10">100 <text:s/>+</text:span></text:p>
          </draw:text-box>
        </draw:frame>
        <draw:frame draw:style-name="gr2" draw:text-style-name="P13" draw:layer="layout" svg:width="1.905cm" svg:height="0.725cm" svg:x="11.295cm" svg:y="5.8cm">
          <draw:text-box>
            <text:p text:style-name="P13"><text:span text:style-name="T10">111 <text:s/>+</text:span></text:p>
          </draw:text-box>
        </draw:frame>
        <draw:frame draw:style-name="gr2" draw:text-style-name="P13" draw:layer="layout" svg:width="1.505cm" svg:height="0.725cm" svg:x="12.601cm" svg:y="5.801cm">
          <draw:text-box>
            <text:p text:style-name="P13"><text:span text:style-name="T10">10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33.svm" xlink:type="simple" xlink:show="embed" xlink:actuate="onLoad"/>
        </draw:frame>
        <draw:frame draw:style-name="gr2" draw:text-style-name="P14" draw:layer="layout" svg:width="1.8cm" svg:height="0.725cm" svg:x="10cm" svg:y="5.8cm">
          <draw:text-box>
            <text:p text:style-name="P14"><text:span text:style-name="T11">100 <text:s/>+</text:span></text:p>
          </draw:text-box>
        </draw:frame>
        <draw:frame draw:style-name="gr2" draw:text-style-name="P14" draw:layer="layout" svg:width="1.905cm" svg:height="0.725cm" svg:x="11.295cm" svg:y="5.8cm">
          <draw:text-box>
            <text:p text:style-name="P14"><text:span text:style-name="T11">111 <text:s/>+</text:span></text:p>
          </draw:text-box>
        </draw:frame>
        <draw:frame draw:style-name="gr2" draw:text-style-name="P14" draw:layer="layout" svg:width="1.505cm" svg:height="0.725cm" svg:x="12.601cm" svg:y="5.801cm">
          <draw:text-box>
            <text:p text:style-name="P14"><text:span text:style-name="T11">10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34.svm" xlink:type="simple" xlink:show="embed" xlink:actuate="onLoad"/>
        </draw:frame>
        <draw:frame draw:style-name="gr2" draw:text-style-name="P15" draw:layer="layout" svg:width="1.8cm" svg:height="0.725cm" svg:x="10cm" svg:y="5.8cm">
          <draw:text-box>
            <text:p text:style-name="P15"><text:span text:style-name="T12">100 <text:s/>+</text:span></text:p>
          </draw:text-box>
        </draw:frame>
        <draw:frame draw:style-name="gr2" draw:text-style-name="P15" draw:layer="layout" svg:width="1.905cm" svg:height="0.725cm" svg:x="11.295cm" svg:y="5.8cm">
          <draw:text-box>
            <text:p text:style-name="P15"><text:span text:style-name="T12">111 <text:s/>+</text:span></text:p>
          </draw:text-box>
        </draw:frame>
        <draw:frame draw:style-name="gr2" draw:text-style-name="P15" draw:layer="layout" svg:width="1.505cm" svg:height="0.725cm" svg:x="12.601cm" svg:y="5.801cm">
          <draw:text-box>
            <text:p text:style-name="P15"><text:span text:style-name="T12">10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35.svm" xlink:type="simple" xlink:show="embed" xlink:actuate="onLoad"/>
        </draw:frame>
        <draw:frame draw:style-name="gr2" draw:text-style-name="P16" draw:layer="layout" svg:width="1.8cm" svg:height="0.725cm" svg:x="10cm" svg:y="5.8cm">
          <draw:text-box>
            <text:p text:style-name="P16"><text:span text:style-name="T13">100 <text:s/>+</text:span></text:p>
          </draw:text-box>
        </draw:frame>
        <draw:frame draw:style-name="gr2" draw:text-style-name="P16" draw:layer="layout" svg:width="1.905cm" svg:height="0.725cm" svg:x="11.295cm" svg:y="5.8cm">
          <draw:text-box>
            <text:p text:style-name="P16"><text:span text:style-name="T13">111 <text:s/>+</text:span></text:p>
          </draw:text-box>
        </draw:frame>
        <draw:frame draw:style-name="gr2" draw:text-style-name="P16" draw:layer="layout" svg:width="1.505cm" svg:height="0.725cm" svg:x="12.601cm" svg:y="5.801cm">
          <draw:text-box>
            <text:p text:style-name="P16"><text:span text:style-name="T13">10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36.svm" xlink:type="simple" xlink:show="embed" xlink:actuate="onLoad"/>
        </draw:frame>
        <draw:frame draw:style-name="gr2" draw:text-style-name="P17" draw:layer="layout" svg:width="1.8cm" svg:height="0.725cm" svg:x="10cm" svg:y="5.8cm">
          <draw:text-box>
            <text:p text:style-name="P17"><text:span text:style-name="T14">100 <text:s/>+</text:span></text:p>
          </draw:text-box>
        </draw:frame>
        <draw:frame draw:style-name="gr2" draw:text-style-name="P17" draw:layer="layout" svg:width="1.905cm" svg:height="0.725cm" svg:x="11.295cm" svg:y="5.8cm">
          <draw:text-box>
            <text:p text:style-name="P17"><text:span text:style-name="T14">111 <text:s/>+</text:span></text:p>
          </draw:text-box>
        </draw:frame>
        <draw:frame draw:style-name="gr2" draw:text-style-name="P17" draw:layer="layout" svg:width="1.505cm" svg:height="0.725cm" svg:x="12.601cm" svg:y="5.801cm">
          <draw:text-box>
            <text:p text:style-name="P17"><text:span text:style-name="T14">10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37.svm" xlink:type="simple" xlink:show="embed" xlink:actuate="onLoad"/>
        </draw:frame>
        <draw:frame draw:style-name="gr2" draw:text-style-name="P18" draw:layer="layout" svg:width="1.8cm" svg:height="0.725cm" svg:x="10cm" svg:y="5.8cm">
          <draw:text-box>
            <text:p text:style-name="P18"><text:span text:style-name="T15">100 <text:s/>+</text:span></text:p>
          </draw:text-box>
        </draw:frame>
        <draw:frame draw:style-name="gr2" draw:text-style-name="P18" draw:layer="layout" svg:width="1.905cm" svg:height="0.725cm" svg:x="11.295cm" svg:y="5.8cm">
          <draw:text-box>
            <text:p text:style-name="P18"><text:span text:style-name="T15">111 <text:s/>+</text:span></text:p>
          </draw:text-box>
        </draw:frame>
        <draw:frame draw:style-name="gr2" draw:text-style-name="P18" draw:layer="layout" svg:width="1.505cm" svg:height="0.725cm" svg:x="12.601cm" svg:y="5.801cm">
          <draw:text-box>
            <text:p text:style-name="P18"><text:span text:style-name="T15">10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38.svm" xlink:type="simple" xlink:show="embed" xlink:actuate="onLoad"/>
        </draw:frame>
        <draw:frame draw:style-name="gr2" draw:text-style-name="P17" draw:layer="layout" svg:width="1.8cm" svg:height="0.725cm" svg:x="10cm" svg:y="5.8cm">
          <draw:text-box>
            <text:p text:style-name="P17"><text:span text:style-name="T14">100 <text:s/>+</text:span></text:p>
          </draw:text-box>
        </draw:frame>
        <draw:frame draw:style-name="gr2" draw:text-style-name="P17" draw:layer="layout" svg:width="1.905cm" svg:height="0.725cm" svg:x="11.295cm" svg:y="5.8cm">
          <draw:text-box>
            <text:p text:style-name="P17"><text:span text:style-name="T14">111 <text:s/>+</text:span></text:p>
          </draw:text-box>
        </draw:frame>
        <draw:frame draw:style-name="gr2" draw:text-style-name="P17" draw:layer="layout" svg:width="1.505cm" svg:height="0.725cm" svg:x="12.601cm" svg:y="5.801cm">
          <draw:text-box>
            <text:p text:style-name="P17"><text:span text:style-name="T14">10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39.svm" xlink:type="simple" xlink:show="embed" xlink:actuate="onLoad"/>
        </draw:frame>
        <draw:frame draw:style-name="gr2" draw:text-style-name="P16" draw:layer="layout" svg:width="1.8cm" svg:height="0.725cm" svg:x="10cm" svg:y="5.8cm">
          <draw:text-box>
            <text:p text:style-name="P16"><text:span text:style-name="T13">100 <text:s/>+</text:span></text:p>
          </draw:text-box>
        </draw:frame>
        <draw:frame draw:style-name="gr2" draw:text-style-name="P16" draw:layer="layout" svg:width="1.905cm" svg:height="0.725cm" svg:x="11.295cm" svg:y="5.8cm">
          <draw:text-box>
            <text:p text:style-name="P16"><text:span text:style-name="T13">111 <text:s/>+</text:span></text:p>
          </draw:text-box>
        </draw:frame>
        <draw:frame draw:style-name="gr2" draw:text-style-name="P16" draw:layer="layout" svg:width="1.505cm" svg:height="0.725cm" svg:x="12.601cm" svg:y="5.801cm">
          <draw:text-box>
            <text:p text:style-name="P16"><text:span text:style-name="T13">10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40.svm" xlink:type="simple" xlink:show="embed" xlink:actuate="onLoad"/>
        </draw:frame>
        <draw:frame draw:style-name="gr2" draw:text-style-name="P15" draw:layer="layout" svg:width="1.8cm" svg:height="0.725cm" svg:x="10cm" svg:y="5.8cm">
          <draw:text-box>
            <text:p text:style-name="P15"><text:span text:style-name="T12">100 <text:s/>+</text:span></text:p>
          </draw:text-box>
        </draw:frame>
        <draw:frame draw:style-name="gr2" draw:text-style-name="P15" draw:layer="layout" svg:width="1.905cm" svg:height="0.725cm" svg:x="11.295cm" svg:y="5.8cm">
          <draw:text-box>
            <text:p text:style-name="P15"><text:span text:style-name="T12">111 <text:s/>+</text:span></text:p>
          </draw:text-box>
        </draw:frame>
        <draw:frame draw:style-name="gr2" draw:text-style-name="P15" draw:layer="layout" svg:width="1.505cm" svg:height="0.725cm" svg:x="12.601cm" svg:y="5.801cm">
          <draw:text-box>
            <text:p text:style-name="P15"><text:span text:style-name="T12">10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41.svm" xlink:type="simple" xlink:show="embed" xlink:actuate="onLoad"/>
        </draw:frame>
        <draw:frame draw:style-name="gr2" draw:text-style-name="P14" draw:layer="layout" svg:width="1.8cm" svg:height="0.725cm" svg:x="10cm" svg:y="5.8cm">
          <draw:text-box>
            <text:p text:style-name="P14"><text:span text:style-name="T11">100 <text:s/>+</text:span></text:p>
          </draw:text-box>
        </draw:frame>
        <draw:frame draw:style-name="gr2" draw:text-style-name="P14" draw:layer="layout" svg:width="1.905cm" svg:height="0.725cm" svg:x="11.295cm" svg:y="5.8cm">
          <draw:text-box>
            <text:p text:style-name="P14"><text:span text:style-name="T11">111 <text:s/>+</text:span></text:p>
          </draw:text-box>
        </draw:frame>
        <draw:frame draw:style-name="gr2" draw:text-style-name="P14" draw:layer="layout" svg:width="1.505cm" svg:height="0.725cm" svg:x="12.601cm" svg:y="5.801cm">
          <draw:text-box>
            <text:p text:style-name="P14"><text:span text:style-name="T11">10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42.svm" xlink:type="simple" xlink:show="embed" xlink:actuate="onLoad"/>
        </draw:frame>
        <draw:frame draw:style-name="gr2" draw:text-style-name="P13" draw:layer="layout" svg:width="1.8cm" svg:height="0.725cm" svg:x="10cm" svg:y="5.8cm">
          <draw:text-box>
            <text:p text:style-name="P13"><text:span text:style-name="T10">100 <text:s/>+</text:span></text:p>
          </draw:text-box>
        </draw:frame>
        <draw:frame draw:style-name="gr2" draw:text-style-name="P13" draw:layer="layout" svg:width="1.905cm" svg:height="0.725cm" svg:x="11.295cm" svg:y="5.8cm">
          <draw:text-box>
            <text:p text:style-name="P13"><text:span text:style-name="T10">111 <text:s/>+</text:span></text:p>
          </draw:text-box>
        </draw:frame>
        <draw:frame draw:style-name="gr2" draw:text-style-name="P13" draw:layer="layout" svg:width="1.505cm" svg:height="0.725cm" svg:x="12.601cm" svg:y="5.801cm">
          <draw:text-box>
            <text:p text:style-name="P13"><text:span text:style-name="T10">10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43.svm" xlink:type="simple" xlink:show="embed" xlink:actuate="onLoad"/>
        </draw:frame>
        <draw:frame draw:style-name="gr2" draw:text-style-name="P12" draw:layer="layout" svg:width="1.505cm" svg:height="0.725cm" svg:x="10cm" svg:y="5.8cm">
          <draw:text-box>
            <text:p text:style-name="P12"><text:span text:style-name="T9">100</text:span></text:p>
          </draw:text-box>
        </draw:frame>
        <draw:frame draw:style-name="gr2" draw:text-style-name="P12" draw:layer="layout" svg:width="1.505cm" svg:height="0.725cm" svg:x="11.295cm" svg:y="5.8cm">
          <draw:text-box>
            <text:p text:style-name="P12"><text:span text:style-name="T9">111</text:span></text:p>
          </draw:text-box>
        </draw:frame>
        <draw:frame draw:style-name="gr2" draw:text-style-name="P12" draw:layer="layout" svg:width="1.505cm" svg:height="0.725cm" svg:x="12.601cm" svg:y="5.801cm">
          <draw:text-box>
            <text:p text:style-name="P12"><text:span text:style-name="T9">10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44.svm" xlink:type="simple" xlink:show="embed" xlink:actuate="onLoad"/>
        </draw:frame>
        <draw:frame draw:style-name="gr2" draw:text-style-name="P11" draw:layer="layout" svg:width="1.505cm" svg:height="0.725cm" svg:x="11.295cm" svg:y="5.8cm">
          <draw:text-box>
            <text:p text:style-name="P11"><text:span text:style-name="T7">31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45.svm" xlink:type="simple" xlink:show="embed" xlink:actuate="onLoad"/>
        </draw:frame>
        <draw:frame draw:style-name="gr2" draw:text-style-name="P12" draw:layer="layout" svg:width="1.505cm" svg:height="0.725cm" svg:x="11.295cm" svg:y="5.8cm">
          <draw:text-box>
            <text:p text:style-name="P12"><text:span text:style-name="T9">31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46.svm" xlink:type="simple" xlink:show="embed" xlink:actuate="onLoad"/>
        </draw:frame>
        <draw:frame draw:style-name="gr2" draw:text-style-name="P13" draw:layer="layout" svg:width="1.505cm" svg:height="0.725cm" svg:x="11.295cm" svg:y="5.8cm">
          <draw:text-box>
            <text:p text:style-name="P13"><text:span text:style-name="T10">31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47.svm" xlink:type="simple" xlink:show="embed" xlink:actuate="onLoad"/>
        </draw:frame>
        <draw:frame draw:style-name="gr2" draw:text-style-name="P14" draw:layer="layout" svg:width="1.505cm" svg:height="0.725cm" svg:x="11.295cm" svg:y="5.8cm">
          <draw:text-box>
            <text:p text:style-name="P14"><text:span text:style-name="T11">31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48.svm" xlink:type="simple" xlink:show="embed" xlink:actuate="onLoad"/>
        </draw:frame>
        <draw:frame draw:style-name="gr2" draw:text-style-name="P15" draw:layer="layout" svg:width="1.505cm" svg:height="0.725cm" svg:x="11.295cm" svg:y="5.8cm">
          <draw:text-box>
            <text:p text:style-name="P15"><text:span text:style-name="T12">31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49.svm" xlink:type="simple" xlink:show="embed" xlink:actuate="onLoad"/>
        </draw:frame>
        <draw:frame draw:style-name="gr2" draw:text-style-name="P16" draw:layer="layout" svg:width="1.505cm" svg:height="0.725cm" svg:x="11.295cm" svg:y="5.8cm">
          <draw:text-box>
            <text:p text:style-name="P16"><text:span text:style-name="T13">31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50.svm" xlink:type="simple" xlink:show="embed" xlink:actuate="onLoad"/>
        </draw:frame>
        <draw:frame draw:style-name="gr2" draw:text-style-name="P17" draw:layer="layout" svg:width="1.505cm" svg:height="0.725cm" svg:x="11.295cm" svg:y="5.8cm">
          <draw:text-box>
            <text:p text:style-name="P17"><text:span text:style-name="T14">31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custom-shape draw:style-name="gr1" draw:text-style-name="P1" draw:layer="layout" svg:width="5cm" svg:height="14.8cm" svg:x="9.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0.962cm" svg:x="9.7cm" svg:y="2.8cm">
          <draw:text-box>
            <text:p text:style-name="P2">Hash function</text:p>
          </draw:text-box>
        </draw:frame>
        <draw:frame draw:style-name="standard" draw:layer="layout" svg:width="8.619cm" svg:height="15.62cm" svg:x="17.953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Ad.</text:p>
              </table:table-cell>
              <table:table-cell>
                <text:p text:style-name="P2">Keys</text:p>
              </table:table-cell>
              <table:table-cell>
                <text:p text:style-name="P2">Value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/>
              <table:table-cell/>
            </table:table-row>
          </table:table>
          <draw:image xlink:href="Pictures/TablePreview51.svm" xlink:type="simple" xlink:show="embed" xlink:actuate="onLoad"/>
        </draw:frame>
        <draw:frame draw:style-name="gr2" draw:text-style-name="P18" draw:layer="layout" svg:width="1.505cm" svg:height="0.725cm" svg:x="11.295cm" svg:y="5.8cm">
          <draw:text-box>
            <text:p text:style-name="P18"><text:span text:style-name="T15">31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ragos Miron</meta:initial-creator>
    <meta:creation-date>2013-10-09T12:58:47</meta:creation-date>
    <meta:editing-duration>PT1M59S</meta:editing-duration>
    <meta:editing-cycles>2</meta:editing-cycles>
    <dc:date>2013-10-09T14:01:17</dc:date>
    <dc:creator>Dragos Miron</dc:creator>
    <meta:document-statistic meta:object-count="375"/>
    <meta:generator>LibreOffice/3.4$Unix LibreOffice_project/340m1$Build-502</meta:generator>
  </office:meta>
</office:document-meta>
</file>